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66" calcext:value-type="float">
            <text:p>4.666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66" calcext:value-type="float">
            <text:p>1.666</text:p>
          </table:table-cell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33" calcext:value-type="float">
            <text:p>2.333</text:p>
          </table:table-cell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66" calcext:value-type="float">
            <text:p>2.666</text:p>
          </table:table-cell>
          <table:table-cell office:value-type="float" office:value="1.333" calcext:value-type="float">
            <text:p>1.3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666" calcext:value-type="float">
            <text:p>3.666</text:p>
          </table:table-cell>
          <table:table-cell office:value-type="float" office:value="0.333" calcext:value-type="float">
            <text:p>0.3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666" calcext:value-type="float">
            <text:p>4.666</text:p>
          </table:table-cell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66" calcext:value-type="float">
            <text:p>1.666</text:p>
          </table:table-cell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33" calcext:value-type="float">
            <text:p>2.333</text:p>
          </table:table-cell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66" calcext:value-type="float">
            <text:p>2.666</text:p>
          </table:table-cell>
          <table:table-cell office:value-type="float" office:value="1.333" calcext:value-type="float">
            <text:p>1.3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666" calcext:value-type="float">
            <text:p>3.666</text:p>
          </table:table-cell>
          <table:table-cell office:value-type="float" office:value="0.333" calcext:value-type="float">
            <text:p>0.3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666" calcext:value-type="float">
            <text:p>4.666</text:p>
          </table:table-cell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66" calcext:value-type="float">
            <text:p>1.666</text:p>
          </table:table-cell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33" calcext:value-type="float">
            <text:p>2.333</text:p>
          </table:table-cell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66" calcext:value-type="float">
            <text:p>2.66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666" calcext:value-type="float">
            <text:p>3.66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333" calcext:value-type="float">
            <text:p>4.333</text:p>
          </table:table-cell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666" calcext:value-type="float">
            <text:p>4.666</text:p>
          </table:table-cell>
          <table:table-cell office:value-type="float" office:value="-1" calcext:value-type="float">
            <text:p>-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666" calcext:value-type="float">
            <text:p>1.666</text:p>
          </table:table-cell>
          <table:table-cell office:value-type="float" office:value="1.333" calcext:value-type="float">
            <text:p>1.3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666" calcext:value-type="float">
            <text:p>2.666</text:p>
          </table:table-cell>
          <table:table-cell office:value-type="float" office:value="0.333" calcext:value-type="float">
            <text:p>0.3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666" calcext:value-type="float">
            <text:p>4.666</text:p>
          </table:table-cell>
          <table:table-cell office:value-type="float" office:value="-1" calcext:value-type="float">
            <text:p>-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666" calcext:value-type="float">
            <text:p>1.666</text:p>
          </table:table-cell>
          <table:table-cell office:value-type="float" office:value="-1" calcext:value-type="float">
            <text:p>-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333" calcext:value-type="float">
            <text:p>2.333</text:p>
          </table:table-cell>
          <table:table-cell office:value-type="float" office:value="-1" calcext:value-type="float">
            <text:p>-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66" calcext:value-type="float">
            <text:p>2.666</text:p>
          </table:table-cell>
          <table:table-cell office:value-type="float" office:value="1.333" calcext:value-type="float">
            <text:p>1.3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666" calcext:value-type="float">
            <text:p>3.666</text:p>
          </table:table-cell>
          <table:table-cell office:value-type="float" office:value="0.333" calcext:value-type="float">
            <text:p>0.3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666" calcext:value-type="float">
            <text:p>4.666</text:p>
          </table:table-cell>
          <table:table-cell office:value-type="float" office:value="-1" calcext:value-type="float">
            <text:p>-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666" calcext:value-type="float">
            <text:p>1.666</text:p>
          </table:table-cell>
          <table:table-cell office:value-type="float" office:value="-1" calcext:value-type="float">
            <text:p>-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333" calcext:value-type="float">
            <text:p>2.333</text:p>
          </table:table-cell>
          <table:table-cell office:value-type="float" office:value="-1" calcext:value-type="float">
            <text:p>-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66" calcext:value-type="float">
            <text:p>2.666</text:p>
          </table:table-cell>
          <table:table-cell office:value-type="float" office:value="1.333" calcext:value-type="float">
            <text:p>1.3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666" calcext:value-type="float">
            <text:p>3.666</text:p>
          </table:table-cell>
          <table:table-cell office:value-type="float" office:value="0.333" calcext:value-type="float">
            <text:p>0.3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666" calcext:value-type="float">
            <text:p>4.666</text:p>
          </table:table-cell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666" calcext:value-type="float">
            <text:p>1.666</text:p>
          </table:table-cell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333" calcext:value-type="float">
            <text:p>2.333</text:p>
          </table:table-cell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666" calcext:value-type="float">
            <text:p>2.66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666" calcext:value-type="float">
            <text:p>3.66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666" calcext:value-type="float">
            <text:p>4.666</text:p>
          </table:table-cell>
          <table:table-cell office:value-type="float" office:value="-1" calcext:value-type="float">
            <text:p>-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666" calcext:value-type="float">
            <text:p>1.66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666" calcext:value-type="float">
            <text:p>2.666</text:p>
          </table:table-cell>
          <table:table-cell office:value-type="float" office:value="-1" calcext:value-type="float">
            <text:p>-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666" calcext:value-type="float">
            <text:p>4.666</text:p>
          </table:table-cell>
          <table:table-cell office:value-type="float" office:value="-1" calcext:value-type="float">
            <text:p>-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666" calcext:value-type="float">
            <text:p>1.66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333" calcext:value-type="float">
            <text:p>2.333</text:p>
          </table:table-cell>
          <table:table-cell office:value-type="float" office:value="-1" calcext:value-type="float">
            <text:p>-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666" calcext:value-type="float">
            <text:p>2.666</text:p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666" calcext:value-type="float">
            <text:p>3.66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333" calcext:value-type="float">
            <text:p>4.333</text:p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666" calcext:value-type="float">
            <text:p>4.666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666" calcext:value-type="float">
            <text:p>1.66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333" calcext:value-type="float">
            <text:p>2.333</text:p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666" calcext:value-type="float">
            <text:p>2.666</text:p>
          </table:table-cell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666" calcext:value-type="float">
            <text:p>3.666</text:p>
          </table:table-cell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666" calcext:value-type="float">
            <text:p>4.666</text:p>
          </table:table-cell>
          <table:table-cell office:value-type="float" office:value="2.333" calcext:value-type="float">
            <text:p>2.3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666" calcext:value-type="float">
            <text:p>1.666</text:p>
          </table:table-cell>
          <table:table-cell office:value-type="float" office:value="1.333" calcext:value-type="float">
            <text:p>1.3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666" calcext:value-type="float">
            <text:p>2.666</text:p>
          </table:table-cell>
          <table:table-cell office:value-type="float" office:value="0.333" calcext:value-type="float">
            <text:p>0.3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666" calcext:value-type="float">
            <text:p>3.666</text:p>
          </table:table-cell>
          <table:table-cell office:value-type="float" office:value="-1" calcext:value-type="float">
            <text:p>-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666" calcext:value-type="float">
            <text:p>4.666</text:p>
          </table:table-cell>
          <table:table-cell office:value-type="float" office:value="2.333" calcext:value-type="float">
            <text:p>2.3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666" calcext:value-type="float">
            <text:p>1.666</text:p>
          </table:table-cell>
          <table:table-cell office:value-type="float" office:value="1.333" calcext:value-type="float">
            <text:p>1.3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666" calcext:value-type="float">
            <text:p>2.666</text:p>
          </table:table-cell>
          <table:table-cell office:value-type="float" office:value="0.333" calcext:value-type="float">
            <text:p>0.3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666" calcext:value-type="float">
            <text:p>3.666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666" calcext:value-type="float">
            <text:p>4.666</text:p>
          </table:table-cell>
          <table:table-cell office:value-type="float" office:value="4.333" calcext:value-type="float">
            <text:p>4.3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666" calcext:value-type="float">
            <text:p>1.666</text:p>
          </table:table-cell>
          <table:table-cell office:value-type="float" office:value="3.333" calcext:value-type="float">
            <text:p>3.333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9">00/00/0000</text:date>, <text:time style:data-style-name="N2" text:time-value="17:34:39.2824393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 Kirkeby</meta:initial-creator>
    <meta:creation-date>2017-07-04T20:59:34.237547768</meta:creation-date>
    <dc:date>2017-07-09T19:32:51.129245754</dc:date>
    <dc:creator>Ole Kirkeby</dc:creator>
    <meta:editing-duration>PT2H17M40S</meta:editing-duration>
    <meta:editing-cycles>19</meta:editing-cycles>
    <meta:generator>LibreOffice/5.0.3.2$Linux_X86_64 LibreOffice_project/00m0$Build-2</meta:generator>
    <meta:document-statistic meta:table-count="1" meta:cell-count="336" meta:object-count="0"/>
  </office:meta>
</office:document-meta>
</file>